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d2ba0"/>
    </style:style>
    <style:style style:name="P2" style:family="paragraph" style:parent-style-name="Heading_20_2">
      <style:text-properties officeooo:paragraph-rsid="000d2ba0"/>
    </style:style>
    <style:style style:name="P3" style:family="paragraph" style:parent-style-name="Heading_20_1">
      <style:text-properties officeooo:paragraph-rsid="000d2ba0"/>
    </style:style>
    <style:style style:name="T1" style:family="text">
      <style:text-properties officeooo:rsid="005fc1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reference-mark-start text:name="DTN"/>DTN<text:reference-mark-end text:name="DTN"/></text:h>
      <text:p text:style-name="P1"/>
      <text:h text:style-name="P2" text:outline-level="2"><text:bookmark-start text:name="__RefHeading__1994_1499670742"/><text:reference-mark-start text:name="Opportunistic"/><text:span text:style-name="T1">O</text:span>pportunistic<text:bookmark-end text:name="__RefHeading__1994_1499670742"/><text:reference-mark-end text:name="Opportunistic"/></text:h>
      <text:p text:style-name="P1"/>
      <text:h text:style-name="P2" text:outline-level="2"><text:reference-mark-start text:name="Prophet"/>Prophet<text:reference-mark-end text:name="Prophet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Sparks</meta:initial-creator>
    <meta:creation-date>2016-07-12T08:33:04.262484670</meta:creation-date>
    <dc:date>2016-07-12T08:33:30.920266524</dc:date>
    <dc:creator>Tom Sparks</dc:creator>
    <meta:editing-duration>P0D</meta:editing-duration>
    <meta:editing-cycles>1</meta:editing-cycles>
    <meta:document-statistic meta:table-count="0" meta:image-count="0" meta:object-count="0" meta:page-count="1" meta:paragraph-count="3" meta:word-count="3" meta:character-count="23" meta:non-whitespace-character-count="23"/>
    <meta:generator>LibreOffice/4.2.8.2$Linux_X86_64 LibreOffice_project/420m0$Build-2</meta:generator>
  </office:meta>
</office:document-meta>
</file>